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741cm" draw:z-index="0"><draw:image xlink:href="../../odt/images/005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казатель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75cm" draw:z-index="0"><draw:image xlink:href="../../odt/images/005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3" draw:name="Объект1" text:anchor-type="as-char" svg:width="3.187cm" svg:height="0.81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9">основание показательной функции</text:span>,<draw:frame draw:style-name="fr3" draw:name="Объект5" text:anchor-type="as-char" svg:width="0.46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 – коэффициент при<text:span text:style-name="T9"> степени</text:span>,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</text:span>.</text:p>
            <text:p text:style-name="Text_20_body"><text:span text:style-name="T11">Обязательное условие</text:span>: <draw:frame draw:style-name="fr3" draw:name="Object1" text:anchor-type="as-char" svg:width="1.154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<text:p text:style-name="Text_20_body"><text:span text:style-name="T2">Свойства</text:span>:</text:p>
            <text:list xml:id="list6318062478888420588" text:style-name="L1">
              <text:list-item>
                <text:p text:style-name="P5"><text:span text:style-name="T1">Основание степени в функции a^(b*u)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; </text:span></text:p>
              </text:list-item>
              <text:list-item>
                <text:p text:style-name="P5"><text:span text:style-name="T1">Коэффициент в степени – коэффициент </text:span><text:span text:style-name="T1"><draw:frame draw:style-name="fr3" draw:name="Объект6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1">Примечани</text:span><text:span text:style-name="T10">я</text:span>:</text:p>
            <text:list xml:id="list1638011435679006604" text:style-name="L2">
              <text:list-item>
                <text:p text:style-name="P6">По умолчанию данный блок реализует «показательное» преобразование входного <text:span text:style-name="T12">скалярного</text:span> сигнала с<text:span text:style-name="T9">о свойствами </text:span><draw:frame draw:style-name="fr3" draw:name="Object2" text:anchor-type="as-char" svg:width="2.492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казательная функция</dc:title>
    <dc:date>2012-03-30T20:18:55.59</dc:date>
    <meta:generator>OpenOffice_Beta/4.1.0$Win32 OpenOffice.org_project/410m14$Build-9760</meta:generator>
    <meta:editing-duration>PT2H32M50S</meta:editing-duration>
    <meta:editing-cycles>151</meta:editing-cycles>
    <meta:document-statistic meta:table-count="1" meta:image-count="2" meta:object-count="8" meta:page-count="1" meta:paragraph-count="17" meta:word-count="110" meta:character-count="77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i>a</mi>
          <mrow>
            <mrow>
              <mi>b</mi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</mrow>
        </msup>
      </mrow>
    </mrow>
    <annotation encoding="StarMath 5.0">y(t) = a^ {b cdot x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row>
        <mi>a</mi>
        <mo stretchy="false">&gt;</mo>
        <mn>0</mn>
      </mrow>
    </mrow>
    <annotation encoding="StarMath 5.0">a &gt; 0</annotation>
  </semantics>
</math>
</file>

<file path=Object 8/content.xml><?xml version="1.0" encoding="utf-8"?>
<math xmlns="http://www.w3.org/1998/Math/MathML">
  <semantics>
    <mrow>
      <mrow>
        <mi>a</mi>
        <mo stretchy="false">=</mo>
        <mn>2,</mn>
      </mrow>
      <mi/>
      <mrow>
        <mi>b</mi>
        <mo stretchy="false">=</mo>
        <mn>1</mn>
      </mrow>
    </mrow>
    <annotation encoding="StarMath 5.0">a=2,~b=1</annotation>
  </semantics>
</math>
</file>